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mt" svg:font-family="'Arial mt'" style:font-family-generic="swiss"/>
    <style:font-face style:name="ArialMT" svg:font-family="ArialMT" style:font-family-generic="roman" style:font-pitch="variable"/>
    <style:font-face style:name="ArialMT1" svg:font-family="ArialMT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Roboto-Bold" svg:font-family="Roboto-Bold" style:font-family-generic="roman" style:font-pitch="variable"/>
    <style:font-face style:name="Roboto-Regular" svg:font-family="Roboto-Regular" style:font-family-generic="roman" style:font-pitch="variable"/>
    <style:font-face style:name="Symbol" svg:font-family="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 mt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 mt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 mt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 mt" fo:font-size="12pt" fo:font-weight="normal" officeooo:rsid="0003f56f" officeooo:paragraph-rsid="0003f56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 mt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 mt" fo:font-size="11pt" fo:font-weight="normal" officeooo:paragraph-rsid="0003f56f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 mt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 mt" fo:font-size="11pt" fo:font-weight="normal" officeooo:rsid="0003f56f" officeooo:paragraph-rsid="0003f56f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Arial mt" fo:font-size="11pt" fo:font-weight="normal" style:font-size-asian="11pt" style:font-weight-asian="normal" style:font-size-complex="11pt" style:font-weight-complex="normal"/>
    </style:style>
    <style:style style:name="P10" style:family="paragraph" style:parent-style-name="normal">
      <style:paragraph-properties fo:text-align="start" style:justify-single-word="false"/>
      <style:text-properties fo:font-variant="normal" fo:text-transform="none" fo:color="#000000" loext:opacity="100%" style:font-name="Symbol" fo:font-size="12pt" fo:letter-spacing="normal" fo:font-style="normal" fo:font-weight="bold" officeooo:paragraph-rsid="0003f56f" style:font-name-asian="ArialMT1" style:font-size-asian="12pt" style:font-weight-asian="bold" style:font-name-complex="ArialMT1" style:font-size-complex="12pt" style:font-weight-complex="normal"/>
    </style:style>
    <style:style style:name="P11" style:family="paragraph" style:parent-style-name="normal">
      <style:paragraph-properties fo:text-align="start" style:justify-single-word="false"/>
      <style:text-properties fo:font-size="12pt" officeooo:paragraph-rsid="0003f56f" style:font-size-asian="12pt" style:font-size-complex="12pt"/>
    </style:style>
    <style:style style:name="T1" style:family="text">
      <style:text-properties fo:color="#000000" loext:opacity="100%"/>
    </style:style>
    <style:style style:name="T2" style:family="text">
      <style:text-properties fo:color="#495057" loext:opacity="100%" fo:font-weight="bold" style:font-weight-asian="bold"/>
    </style:style>
    <style:style style:name="T3" style:family="text">
      <style:text-properties fo:color="#495057" loext:opacity="100%"/>
    </style:style>
    <style:style style:name="T4" style:family="text">
      <style:text-properties fo:color="#495057" loext:opacity="100%" officeooo:rsid="0003f56f"/>
    </style:style>
    <style:style style:name="T5" style:family="text">
      <style:text-properties fo:font-variant="normal" fo:text-transform="none" fo:color="#212529" loext:opacity="100%" style:font-name="apple-system" fo:letter-spacing="normal" fo:font-style="normal" fo:font-weight="normal" style:font-name-asian="ArialMT1" style:font-weight-asian="bold" style:font-name-complex="ArialMT1"/>
    </style:style>
    <style:style style:name="T6" style:family="text">
      <style:text-properties fo:font-variant="normal" fo:text-transform="none" fo:color="#212529" loext:opacity="100%" style:font-name="apple-system" fo:font-size="12pt" fo:letter-spacing="normal" fo:font-style="normal" officeooo:rsid="0003f56f" style:font-name-asian="ArialMT1" style:font-size-asian="12pt" style:font-weight-asian="bold" style:font-name-complex="ArialMT1" style:font-size-complex="12pt"/>
    </style:style>
    <style:style style:name="T7" style:family="text">
      <style:text-properties fo:font-variant="normal" fo:text-transform="none" fo:color="#212529" loext:opacity="100%" style:font-name="apple-system" fo:font-size="12pt" fo:letter-spacing="normal" fo:font-style="normal" style:font-name-asian="ArialMT1" style:font-size-asian="12pt" style:font-weight-asian="bold" style:font-name-complex="ArialMT1" style:font-size-complex="12pt"/>
    </style:style>
    <style:style style:name="T8" style:family="text">
      <style:text-properties fo:font-variant="normal" fo:text-transform="none" fo:color="#212529" loext:opacity="100%" style:text-position="sub 58%" style:font-name="apple-system" fo:font-size="12pt" fo:letter-spacing="normal" fo:font-style="normal" officeooo:rsid="0003f56f" style:font-name-asian="ArialMT1" style:font-size-asian="12pt" style:font-weight-asian="bold" style:font-name-complex="ArialMT1" style:font-size-complex="12pt"/>
    </style:style>
    <style:style style:name="T9" style:family="text">
      <style:text-properties fo:font-variant="normal" fo:text-transform="none" fo:color="#212529" loext:opacity="100%" style:text-position="sub 58%" style:font-name="apple-system" fo:font-size="12pt" fo:letter-spacing="normal" fo:font-style="normal" style:font-name-asian="ArialMT1" style:font-size-asian="12pt" style:font-weight-asian="bold" style:font-name-complex="ArialMT1" style:font-size-complex="12pt"/>
    </style:style>
    <style:style style:name="T10" style:family="text">
      <style:text-properties fo:font-variant="normal" fo:text-transform="none" fo:color="#212529" loext:opacity="100%" style:text-position="sub 58%" style:font-name="apple-system" fo:font-size="12pt" fo:letter-spacing="normal" fo:font-style="normal" fo:font-weight="bold" style:font-name-asian="ArialMT1" style:font-size-asian="12pt" style:font-weight-asian="bold" style:font-name-complex="ArialMT1" style:font-size-complex="12pt" style:font-weight-complex="bold"/>
    </style:style>
    <style:style style:name="T11" style:family="text">
      <style:text-properties fo:font-variant="normal" fo:text-transform="none" fo:color="#212529" loext:opacity="100%" style:text-position="0% 100%" style:font-name="apple-system" fo:font-size="12pt" fo:letter-spacing="normal" fo:font-style="normal" style:font-name-asian="ArialMT1" style:font-size-asian="12pt" style:font-weight-asian="bold" style:font-name-complex="ArialMT1" style:font-size-complex="12pt"/>
    </style:style>
    <style:style style:name="T12" style:family="text">
      <style:text-properties fo:font-variant="normal" fo:text-transform="none" fo:color="#212529" loext:opacity="100%" style:text-position="0% 100%" fo:font-size="12pt" fo:letter-spacing="normal" fo:font-style="normal" style:font-name-asian="ArialMT1" style:font-size-asian="12pt" style:font-name-complex="ArialMT1" style:font-size-complex="12pt"/>
    </style:style>
    <style:style style:name="T13" style:family="text">
      <style:text-properties fo:font-variant="normal" fo:text-transform="none" fo:color="#000000" loext:opacity="100%" style:font-name="Symbol" fo:letter-spacing="normal" fo:font-style="normal" fo:font-weight="bold" style:font-name-asian="ArialMT1" style:font-weight-asian="bold" style:font-name-complex="ArialMT1"/>
    </style:style>
    <style:style style:name="T14" style:family="text">
      <style:text-properties fo:font-variant="normal" fo:text-transform="none" fo:color="#000000" loext:opacity="100%" style:text-position="sub 58%" style:font-name="Symbol" fo:font-size="12pt" fo:letter-spacing="normal" fo:font-style="normal" fo:font-weight="bold" style:font-name-asian="ArialMT1" style:font-size-asian="12pt" style:font-weight-asian="bold" style:font-name-complex="ArialMT1" style:font-size-complex="12pt"/>
    </style:style>
    <style:style style:name="T15" style:family="text">
      <style:text-properties fo:font-variant="normal" fo:text-transform="none" fo:color="#000000" loext:opacity="100%" style:text-position="0% 100%" style:font-name="Symbol" fo:font-size="12pt" fo:letter-spacing="normal" fo:font-style="normal" fo:font-weight="bold" style:font-name-asian="ArialMT1" style:font-size-asian="12pt" style:font-weight-asian="bold" style:font-name-complex="ArialMT1" style:font-size-complex="12pt"/>
    </style:style>
    <style:style style:name="T16" style:family="text">
      <style:text-properties fo:font-variant="normal" fo:text-transform="none" fo:color="#495057" loext:opacity="100%" fo:font-size="12pt" fo:letter-spacing="normal" fo:font-style="normal" fo:font-weight="bold" style:font-name-asian="ArialMT1" style:font-size-asian="12pt" style:font-weight-asian="bold" style:font-name-complex="ArialMT1" style:font-size-complex="12pt" style:font-weight-complex="bold"/>
    </style:style>
    <style:style style:name="T17" style:family="text">
      <style:text-properties fo:font-variant="normal" fo:text-transform="none" fo:color="#495057" loext:opacity="100%" fo:font-size="12pt" fo:letter-spacing="normal" fo:font-style="normal" style:font-name-asian="ArialMT1" style:font-size-asian="12pt" style:font-name-complex="ArialMT1" style:font-size-complex="12pt"/>
    </style:style>
    <style:style style:name="T18" style:family="text">
      <style:text-properties fo:font-variant="normal" fo:text-transform="none" fo:color="#495057" loext:opacity="100%" style:text-position="sub 58%" fo:font-size="12pt" fo:letter-spacing="normal" fo:font-style="normal" style:font-name-asian="ArialMT1" style:font-size-asian="12pt" style:font-name-complex="ArialMT1" style:font-size-complex="12pt"/>
    </style:style>
    <style:style style:name="T19" style:family="text">
      <style:text-properties fo:font-variant="normal" fo:text-transform="none" fo:color="#495057" loext:opacity="100%" style:text-position="sub 58%" fo:font-size="12pt" fo:letter-spacing="normal" fo:font-style="normal" fo:font-weight="bold" style:font-name-asian="ArialMT1" style:font-size-asian="12pt" style:font-weight-asian="bold" style:font-name-complex="ArialMT1" style:font-size-complex="12pt" style:font-weight-complex="bold"/>
    </style:style>
    <style:style style:name="T20" style:family="text">
      <style:text-properties fo:font-variant="normal" fo:text-transform="none" fo:color="#495057" loext:opacity="100%" style:text-position="sub 58%" fo:letter-spacing="normal" fo:font-style="normal" style:font-name-asian="ArialMT1" style:font-weight-asian="bold" style:font-name-complex="ArialMT1"/>
    </style:style>
    <style:style style:name="T21" style:family="text">
      <style:text-properties fo:font-variant="normal" fo:text-transform="none" fo:color="#495057" loext:opacity="100%" style:text-position="0% 100%" fo:font-size="12pt" fo:letter-spacing="normal" fo:font-style="normal" style:font-name-asian="ArialMT1" style:font-size-asian="12pt" style:font-name-complex="ArialMT1" style:font-size-complex="12pt"/>
    </style:style>
    <style:style style:name="T22" style:family="text">
      <style:text-properties fo:font-variant="normal" fo:text-transform="none" fo:color="#495057" loext:opacity="100%" style:text-position="0% 100%" fo:letter-spacing="normal" fo:font-style="normal" style:font-name-asian="ArialMT1" style:font-weight-asian="bold" style:font-name-complex="ArialMT1"/>
    </style:style>
    <style:style style:name="T23" style:family="text">
      <style:text-properties style:text-position="sub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jercicio 9</text:span></text:p>
      <text:p text:style-name="P1"><text:span text:style-name="T2"/></text:p>
      <text:p text:style-name="P5"><text:span text:style-name="T2">Barberia </text:span><text:span text:style-name="T3">= (codBarberia, razon_social, direccion, telefono)</text:span></text:p>
      <text:p text:style-name="P5"><text:span text:style-name="T2">Cliente </text:span><text:span text:style-name="T3">= (nroCliente,DNI, nombYAp, direccionC, fechaNacimiento, celular)</text:span></text:p>
      <text:p text:style-name="P5"><text:span text:style-name="T2">Barbero </text:span><text:span text:style-name="T3">= (codEmpleado,DNIB, nombYApB, direccionB, telefonoContacto, mail)</text:span></text:p>
      <text:p text:style-name="P5"><text:span text:style-name="T2">Atencion = </text:span><text:span text:style-name="T3">(codEmpleado,Fecha,hora,codBarberia(fk), nroCliente(fk),descTratamiento, valor)</text:span></text:p>
      <text:p text:style-name="P1"><text:span text:style-name="T3"/></text:p>
      <text:p text:style-name="P6"><text:span text:style-name="T3">Barberia</text:span></text:p>
      <text:p text:style-name="P6"><text:span text:style-name="T4">C &lt;= </text:span><text:span text:style-name="T3">Cliente</text:span></text:p>
      <text:p text:style-name="P6"><text:span text:style-name="T3">Barbero</text:span></text:p>
      <text:p text:style-name="P6"><text:span text:style-name="T4">A &lt;= </text:span><text:span text:style-name="T3">Atencion</text:span></text:p>
      <text:p text:style-name="P6"><text:span text:style-name="T3"/></text:p>
      <text:p text:style-name="P11"><text:span text:style-name="T5">δ - Delta / Θ - Theta / π - Pi / ρ - Rho / σ - Sigma / </text:span><text:span text:style-name="T13">Ç È</text:span></text:p>
      <text:p text:style-name="P10"><text:span text:style-name="T3"/></text:p>
      <text:p text:style-name="P1"><text:span text:style-name="T3"/></text:p>
      <text:p text:style-name="P2"><text:span text:style-name="T3">1. Listar DNIB, nombYApB, direccionB, telefonoContacto y mail de barberos que tengan atenciones con valor superior a 5000.</text:span></text:p>
      <text:p text:style-name="P7"><text:span text:style-name="T3"/></text:p>
      <text:p text:style-name="P6"><text:span text:style-name="T3">Barbero</text:span></text:p>
      <text:p text:style-name="P6"><text:span text:style-name="T4">A &lt;= </text:span><text:span text:style-name="T3">Atencion</text:span></text:p>
      <text:p text:style-name="P6"><text:span text:style-name="T6">π </text:span><text:span text:style-name="T8">DNIB,nombYApB, direccionB, telefonoContacto, mail </text:span><text:span text:style-name="T4">( </text:span><text:span text:style-name="T3">Barbero </text:span><text:span text:style-name="T4">|x| </text:span><text:span text:style-name="T6">σ</text:span><text:span text:style-name="T8"> valor&gt;5000</text:span><text:span text:style-name="T6"> </text:span><text:span text:style-name="T4">(A) )</text:span></text:p>
      <text:p text:style-name="P6"><text:span text:style-name="T3"/></text:p>
      <text:p text:style-name="P2"><text:span text:style-name="T3"/></text:p>
      <text:p text:style-name="P2"><text:span text:style-name="T3">2. Listar DNI, nombYAp, direccionC, fechaNacimiento y celular de clientes que tengan atenciones en la barbería con razón social: ‘Corta barba’ y también se hayan atendido en la barbería con razón social: ‘Barberia Barbara’.</text:span></text:p>
      <text:p text:style-name="P2"><text:span text:style-name="T3"/></text:p>
      <text:p text:style-name="P6"><text:span text:style-name="T3">Barberia</text:span></text:p>
      <text:p text:style-name="P6"><text:span text:style-name="T4">C &lt;= </text:span><text:span text:style-name="T3">Cliente</text:span></text:p>
      <text:p text:style-name="P6"><text:span text:style-name="T4">A &lt;= </text:span><text:span text:style-name="T3">Atencion</text:span></text:p>
      <text:p text:style-name="P4"/>
      <text:p text:style-name="P8"><text:span text:style-name="T11">π </text:span><text:span text:style-name="T18">DNI, nombYAp, direccionC, fechaNacimiento y celular</text:span><text:span text:style-name="T7">( σ </text:span><text:span text:style-name="T9">razon_social=”Corta barba”</text:span><text:span text:style-name="T11"> (Barberia)</text:span><text:span text:style-name="T12"> |x| A |x| C) </text:span><text:span text:style-name="T15">Ç </text:span><text:span text:style-name="T11">(σ</text:span><text:span text:style-name="T9"> razon_social=”Barberia barbara”</text:span><text:span text:style-name="T11">(Barberia)</text:span><text:span text:style-name="T12"> |x| A |x| C)</text:span></text:p>
      <text:p text:style-name="P2"><text:span text:style-name="T3"/></text:p>
      <text:p text:style-name="P3"><text:span text:style-name="T3">3. Eliminar el cliente con DNI: 22222222.</text:span></text:p>
      <text:p text:style-name="P9"><text:span text:style-name="T3"/></text:p>
      <text:p text:style-name="P6"><text:span text:style-name="T4">C &lt;= </text:span><text:span text:style-name="T3">Cliente</text:span></text:p>
      <text:p text:style-name="P6"><text:span text:style-name="T4">A &lt;= </text:span><text:span text:style-name="T3">Atencion</text:span></text:p>
      <text:p text:style-name="P8"><text:span text:style-name="T3">ClienteABorrar &lt;= <text:s/></text:span><text:span text:style-name="T11">σ </text:span><text:span text:style-name="T9">dni=</text:span><text:span text:style-name="T10"> </text:span><text:span text:style-name="T18">22222222 </text:span><text:span text:style-name="T21">(C)</text:span></text:p>
      <text:p text:style-name="P8"><text:span text:style-name="T3">A « A - ( A |x| </text:span><text:span text:style-name="T7">π </text:span><text:span text:style-name="T20">nroCliente </text:span><text:span text:style-name="T22">(</text:span><text:span text:style-name="T3">ClienteABorrar))</text:span></text:p>
      <text:p text:style-name="P8"><text:span text:style-name="T3">C « C - ClienteABorra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mt" svg:font-family="'Arial mt'" style:font-family-generic="swiss"/>
    <style:font-face style:name="ArialMT" svg:font-family="ArialMT" style:font-family-generic="roman" style:font-pitch="variable"/>
    <style:font-face style:name="ArialMT1" svg:font-family="ArialMT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Roboto-Bold" svg:font-family="Roboto-Bold" style:font-family-generic="roman" style:font-pitch="variable"/>
    <style:font-face style:name="Roboto-Regular" svg:font-family="Roboto-Regular" style:font-family-generic="roman" style:font-pitch="variable"/>
    <style:font-face style:name="Symbol" svg:font-family="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5T02:08:17.683000000</meta:creation-date>
    <meta:generator>LibreOffice/7.2.2.2$Windows_X86_64 LibreOffice_project/02b2acce88a210515b4a5bb2e46cbfb63fe97d56</meta:generator>
    <dc:date>2021-11-05T02:35:32.915000000</dc:date>
    <meta:editing-duration>PT13M35S</meta:editing-duration>
    <meta:editing-cycles>1</meta:editing-cycles>
    <meta:document-statistic meta:table-count="0" meta:image-count="0" meta:object-count="0" meta:page-count="1" meta:paragraph-count="25" meta:word-count="189" meta:character-count="1226" meta:non-whitespace-character-count="1061"/>
  </office:meta>
</office:document-meta>
</file>